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roidLoadingStrategy.isDisrespectingOpen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LoadingStrategy.resolveStrategy( Class &lt; ? &gt; mockedType , ClassLoader classLoader , boolean local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